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LANCO SOTTECCANI, WALTER EDIN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LANCO SOTTECCANI, WALTER EDIN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9101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7080915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BLANCA JUAR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09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